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0dc41" officeooo:paragraph-rsid="0010dc41"/>
    </style:style>
    <style:style style:name="P2" style:family="paragraph" style:parent-style-name="Heading_20_1" style:list-style-name=""/>
    <style:style style:name="P3" style:family="paragraph" style:parent-style-name="Heading_20_2" style:list-style-name="">
      <style:text-properties officeooo:rsid="0010dc41" officeooo:paragraph-rsid="0010dc41"/>
    </style:style>
    <style:style style:name="P4" style:family="paragraph" style:parent-style-name="List_20_Paragraph" style:list-style-name="L2">
      <style:text-properties officeooo:rsid="002f943f" officeooo:paragraph-rsid="002f943f"/>
    </style:style>
    <style:style style:name="P5" style:family="paragraph" style:parent-style-name="Text_20_body" style:list-style-name="L2">
      <style:text-properties officeooo:rsid="002f943f" officeooo:paragraph-rsid="002f943f"/>
    </style:style>
    <style:style style:name="P6" style:family="paragraph" style:list-style-name="L2">
      <style:text-properties officeooo:paragraph-rsid="002f943f"/>
    </style:style>
    <style:style style:name="P7" style:family="paragraph" style:parent-style-name="Text_20_body" style:list-style-name="L2">
      <style:text-properties officeooo:paragraph-rsid="002f943f"/>
    </style:style>
    <style:style style:name="T1" style:family="text">
      <style:text-properties officeooo:rsid="0023bbde"/>
    </style:style>
    <style:style style:name="T2" style:family="text">
      <style:text-properties officeooo:rsid="002f943f"/>
    </style:style>
    <style:style style:name="T3" style:family="text">
      <style:text-properties fo:font-style="italic" officeooo:rsid="002f943f" style:font-style-asian="italic" style:font-style-complex="italic"/>
    </style:style>
    <style:style style:name="T4" style:family="text">
      <style:text-properties fo:font-style="normal" officeooo:rsid="002f943f" style:font-style-asian="normal" style:font-style-complex="normal"/>
    </style:style>
    <style:style style:name="T5" style:family="text">
      <style:text-properties style:font-name="Arial" fo:language="fr" fo:country="FR" style:font-name-asian="Arial1" style:language-asian="fr" style:country-asian="FR" style:font-name-complex="Arial1" style:language-complex="ar" style:country-complex="SA"/>
    </style:style>
    <style:style style:name="T6" style:family="text">
      <style:text-properties style:font-name="Arial" fo:language="fr" fo:country="FR" officeooo:rsid="002f943f" style:font-name-asian="Arial1" style:language-asian="fr" style:country-asian="FR" style:font-name-complex="Arial1" style:language-complex="ar" style:country-complex="SA"/>
    </style:style>
    <style:style style:name="T7" style:family="text">
      <style:text-properties officeooo:rsid="0030322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ctivité <text:span text:style-name="T2">7</text:span> : <text:span text:style-name="T2">Javascript et API</text:span></text:h>
      <text:h text:style-name="Heading_20_2" text:outline-level="2" text:is-list-header="true">Temporalité</text:h>
      <text:p text:style-name="P1">Le <text:span text:style-name="T2">vendredi</text:span> 0<text:span text:style-name="T2">9</text:span> juin de <text:span text:style-name="T2">8h00</text:span> à <text:span text:style-name="T2">11h30</text:span></text:p>
      <text:h text:style-name="P3" text:outline-level="2">Le brief</text:h>
      <text:list xml:id="list3574279975" text:style-name="L2">
        <text:list-item>
          <text:p text:style-name="P7"><text:span text:style-name="T2">Vous développer un contrôleur qui permettra d’envoyer la liste des marques au format JSON depuis l’url de type </text:span><text:span text:style-name="T3">api</text:span><text:span text:style-name="T4">/marques</text:span><text:span text:style-name="T2"> <text:line-break/>Un script JS permettra de consommer cette API et modifiera le DOM (du HTML très simple) en conséquence</text:span></text:p>
        </text:list-item>
        <text:list-item>
          <text:p text:style-name="P5">Écrire une interface essentiellement mobile qui affiche selon la météo actuelle un parapluie, des lunettes de soleil ou un pull.</text:p>
          <text:list>
            <text:list-item>
              <text:p text:style-name="P4">On choisit dans un formulaire une des villes suivantes : angouleme, cognac, royan</text:p>
            </text:list-item>
            <text:list-item>
              <text:p text:style-name="P7"><text:span text:style-name="T2">L’interface interroge cette API </text:span><text:a xlink:type="simple" xlink:href="https://www.prevision-meteo.ch/services/json/" text:style-name="Internet_20_link" text:visited-style-name="Visited_20_Internet_20_Link"><text:span text:style-name="Internet_20_link"><text:span text:style-name="T5">https://www.prevision-meteo.ch/services/json/</text:span></text:span></text:a></text:p>
            </text:list-item>
            <text:list-item>
              <text:p text:style-name="P7"><text:span text:style-name="T2">L’interface affiche un parapluie, des lunettes de soleil ou un pull.</text:span><text:a xlink:type="simple" xlink:href="https://www.prevision-meteo.ch/services/json/lat=46.259lng=5.235" text:style-name="Internet_20_link" text:visited-style-name="Visited_20_Internet_20_Link"><text:line-break/></text:a></text:p>
            </text:list-item>
          </text:list>
        </text:list-item>
      </text:list>
      <text:h text:style-name="Heading_20_2" text:outline-level="2">Compétence(s) ciblée(s)</text:h>
      <text:p text:style-name="Text_20_body">6 – Développer la partie front-end d’une interface utilisateur</text:p>
      <text:p text:style-name="Text_20_body">5 – Développer la partie back-end d’une interface utilisateu<text:span text:style-name="T7">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Table" style:display-name="Normal Table" style:family="paragraph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1" style:font-family-asian="Arial" style:font-family-generic-asian="system" style:font-pitch-asian="variable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06T11:56:10.309000000</meta:creation-date>
    <dc:date>2023-06-09T06:41:46.340000000</dc:date>
    <meta:editing-duration>PT3H8M33S</meta:editing-duration>
    <meta:editing-cycles>27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2" meta:word-count="126" meta:character-count="821" meta:non-whitespace-character-count="708"/>
  </office:meta>
</office:document-meta>
</file>